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1">
      <style:text-properties officeooo:rsid="001773f4" officeooo:paragraph-rsid="001773f4"/>
    </style:style>
    <style:style style:name="P6" style:family="paragraph" style:parent-style-name="Text_20_body" style:list-style-name="L2">
      <style:text-properties officeooo:rsid="001aefe5" officeooo:paragraph-rsid="001aefe5"/>
    </style:style>
    <style:style style:name="P7" style:family="paragraph" style:parent-style-name="Text_20_body" style:list-style-name="L2">
      <style:text-properties officeooo:rsid="001c38e9" officeooo:paragraph-rsid="001c38e9"/>
    </style:style>
    <style:style style:name="P8" style:family="paragraph" style:parent-style-name="Text_20_body" style:list-style-name="L3">
      <style:text-properties officeooo:rsid="001f6407" officeooo:paragraph-rsid="001f6407"/>
    </style:style>
    <style:style style:name="P9" style:family="paragraph" style:parent-style-name="Text_20_body" style:list-style-name="L4">
      <style:text-properties officeooo:rsid="002f62c4" officeooo:paragraph-rsid="002f62c4"/>
    </style:style>
    <style:style style:name="P10" style:family="paragraph" style:parent-style-name="Text_20_body" style:list-style-name="L4">
      <style:text-properties officeooo:rsid="003631fc" officeooo:paragraph-rsid="003631fc"/>
    </style:style>
    <style:style style:name="P11" style:family="paragraph" style:parent-style-name="Text_20_body" style:list-style-name="L4">
      <style:text-properties officeooo:rsid="003dc6ba" officeooo:paragraph-rsid="003dc6ba"/>
    </style:style>
    <style:style style:name="P12" style:family="paragraph" style:parent-style-name="Text_20_body" style:list-style-name="L4">
      <style:text-properties officeooo:rsid="004002c5" officeooo:paragraph-rsid="004002c5"/>
    </style:style>
    <style:style style:name="T1" style:family="text">
      <style:text-properties officeooo:rsid="0010d196"/>
    </style:style>
    <style:style style:name="T2" style:family="text">
      <style:text-properties officeooo:rsid="001861a1"/>
    </style:style>
    <style:style style:name="T3" style:family="text">
      <style:text-properties fo:font-style="italic" fo:font-weight="bold" officeooo:rsid="001861a1" style:font-style-asian="italic" style:font-weight-asian="bold" style:font-style-complex="italic" style:font-weight-complex="bold"/>
    </style:style>
    <style:style style:name="T4" style:family="text">
      <style:text-properties officeooo:rsid="001bf928"/>
    </style:style>
    <style:style style:name="T5" style:family="text">
      <style:text-properties officeooo:rsid="001c0d68"/>
    </style:style>
    <style:style style:name="T6" style:family="text">
      <style:text-properties officeooo:rsid="001dc9bd"/>
    </style:style>
    <style:style style:name="T7" style:family="text">
      <style:text-properties officeooo:rsid="001e9c1f"/>
    </style:style>
    <style:style style:name="T8" style:family="text">
      <style:text-properties officeooo:rsid="0020d0be"/>
    </style:style>
    <style:style style:name="T9" style:family="text">
      <style:text-properties officeooo:rsid="002286dc"/>
    </style:style>
    <style:style style:name="T10" style:family="text">
      <style:text-properties officeooo:rsid="00316197"/>
    </style:style>
    <style:style style:name="T11" style:family="text">
      <style:text-properties officeooo:rsid="00329f2a"/>
    </style:style>
    <style:style style:name="T12" style:family="text">
      <style:text-properties officeooo:rsid="00330f6a"/>
    </style:style>
    <style:style style:name="T13" style:family="text">
      <style:text-properties officeooo:rsid="0037bbcf"/>
    </style:style>
    <style:style style:name="T14" style:family="text">
      <style:text-properties officeooo:rsid="00387e08"/>
    </style:style>
    <style:style style:name="T15" style:family="text">
      <style:text-properties officeooo:rsid="003a76c3"/>
    </style:style>
    <style:style style:name="T16" style:family="text">
      <style:text-properties officeooo:rsid="003c39ec"/>
    </style:style>
    <style:style style:name="T17" style:family="text">
      <style:text-properties officeooo:rsid="003d22f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27:1-26</text:h>
      <text:h text:style-name="Heading_20_2" text:outline-level="2"><text:bookmark text:name="en-GNT-27177"/>Jesus Is Taken to Pilate <text:span text:style-name="T1">(1-2)</text:span></text:h>
      <text:list xml:id="list3721986717" text:style-name="L1">
        <text:list-item>
          <text:p text:style-name="P1">Early in the morning all the chief priests and the elders made their plans against Jesus to put him to death. They put him in chains, led him off, and handed him over to Pilate, the Roman governor.</text:p>
        </text:list-item>
        <text:list-item>
          <text:p text:style-name="P5">As we see above, enemies are planners; they made plans against Jesus. <text:span text:style-name="T3">Psalms 37:12-40 ~ They evil make plans and the Lord laughs, he’ll put the plans to shame</text:span><text:span text:style-name="T2">. Hence, we should trust in the Lord when facing evil, the Lord knows all about it and he’ll deliver us.</text:span></text:p>
        </text:list-item>
      </text:list>
      <text:h text:style-name="Heading_20_2" text:outline-level="2"><text:bookmark text:name="en-GNT-27179"/>The Death of Judas <text:span text:style-name="T1">(3-10)</text:span></text:h>
      <text:list xml:id="list1138549574" text:style-name="L2">
        <text:list-item>
          <text:p text:style-name="P2">When Judas, the traitor, learned that Jesus had been condemned, he repented and took back the thirty silver coins to the chief priests and the elders. “I have sinned by betraying an innocent man to death!” he said. “What do we care about that?” they answered. “That is your business!” Judas threw the coins down in the Temple and left; then he went off and hanged himself. The chief priests picked up the coins and said, “This is blood money, and it is against our Law to put it in the Temple treasury.” After reaching an agreement about it, they used the money to buy Potter's Field, as a cemetery for foreigners. That is why that field is called “Field of Blood” to this very day. Then what the prophet Jeremiah had said came true: “They took the thirty silver coins, the amount the people of Israel had agreed to pay for him, <text:bookmark text:name="en-GNT-27186"/>and used the money to buy the potter's field, as the Lord had commanded me.”</text:p>
        </text:list-item>
        <text:list-item>
          <text:p text:style-name="P6">All that had happened had been prophesied. <text:span text:style-name="T4">Is our life </text:span><text:span text:style-name="T5">sequence of</text:span><text:span text:style-name="T4"> random </text:span><text:span text:style-name="T5">event and choices we make </text:span><text:span text:style-name="T4">or it is has been planned already by the Lord?</text:span></text:p>
        </text:list-item>
        <text:list-item>
          <text:p text:style-name="P7">Judas made a grave mistake, an irreversible mistake. For whatever reason he made a choice that led to his suicide. <text:span text:style-name="T6">We need to think, evaluate our decisions; some mistakes are beyond redemption when we realise how fatal they were. </text:span><text:span text:style-name="T7">Let’s have a moral campus, values, principles and love; these will guide us in avoiding devastating choices. If we ask the Lord with our choices, he’ll help us. Let’s not be like Judas.</text:span></text:p>
        </text:list-item>
      </text:list>
      <text:h text:style-name="Heading_20_2" text:outline-level="2"><text:bookmark text:name="en-GNT-27187"/>Pilate Questions Jesus <text:span text:style-name="T1">(11-14)</text:span></text:h>
      <text:list xml:id="list716189945" text:style-name="L3">
        <text:list-item>
          <text:p text:style-name="P3">Jesus stood before the Roman governor, who questioned him. “Are you the king of the Jews?” he asked. “So you say,” answered Jesus. <text:bookmark text:name="en-GNT-27188"/>But he said nothing in response to the accusations of the chief priests and elders.<text:bookmark text:name="en-GNT-27189"/> So Pilate said to him, “Don't you hear all these things they accuse you of?”<text:bookmark text:name="en-GNT-27190"/> But Jesus refused to answer a single word, with the result that the Governor was greatly surprised.</text:p>
        </text:list-item>
        <text:list-item>
          <text:p text:style-name="P8">Jesus silence to accusations surprised Pilate. <text:span text:style-name="T8">Naturally we want to defend our position and especially when we’re not at fault but Christ did the opposite. </text:span><text:span text:style-name="T9">Should we do the same when we’re being accused of things we know we didn’t do?</text:span></text:p>
        </text:list-item>
      </text:list>
      <text:h text:style-name="Heading_20_2" text:outline-level="2"><text:bookmark text:name="en-GNT-27191"/><text:soft-page-break/>Jesus Is Sentenced to Death <text:span text:style-name="T1">(15-26)</text:span></text:h>
      <text:list xml:id="list407818871" text:style-name="L4">
        <text:list-item>
          <text:p text:style-name="P4">At every Passover Festival the Roman governor was in the habit of setting free any one prisoner the crowd asked for. <text:bookmark text:name="en-GNT-27192"/>At that time there was a well-known prisoner named Jesus Barabbas. <text:bookmark text:name="en-GNT-27193"/>So when the crowd gathered, Pilate asked them, “Which one do you want me to set free for you? Jesus Barabbas or Jesus called the Messiah?” <text:bookmark text:name="en-GNT-27194"/>He knew very well that the Jewish authorities had handed Jesus over to him because they were jealous.<text:bookmark text:name="en-GNT-27195"/> While Pilate was sitting in the judgment hall, his wife sent him a message: “Have nothing to do with that innocent man, because in a dream last night I suffered much on account of him.”<text:bookmark text:name="en-GNT-27196"/> The chief priests and the elders persuaded the crowd to ask Pilate to set Barabbas free and have Jesus put to death. <text:bookmark text:name="en-GNT-27197"/>But Pilate asked the crowd, “Which one of these two do you want me to set free for you?” “Barabbas!” they answered.<text:bookmark text:name="en-GNT-27198"/> “What, then, shall I do with Jesus called the Messiah?” Pilate asked them. “Crucify him!” they all answered.<text:bookmark text:name="en-GNT-27199"/> But Pilate asked, “What crime has he committed?” Then they started shouting at the top of their voices: “Crucify him!”<text:bookmark text:name="en-GNT-27200"/> When Pilate saw that it was no use to go on, but that a riot might break out, he took some water, washed his hands in front of the crowd, and said, “I am not responsible for the death of this man! This is your doing!”<text:bookmark text:name="en-GNT-27201"/> The whole crowd answered, “Let the responsibility for his death fall on us and on our children!”<text:bookmark text:name="en-GNT-27202"/> Then Pilate set Barabbas free for them; and after he had Jesus whipped, he handed him over to be crucified.</text:p>
        </text:list-item>
        <text:list-item>
          <text:p text:style-name="P9">Here we see many characters and we can learn from all of them. <text:span text:style-name="T10">The crowd was foolish, they were persuade to let a criminal who ravages them to be let go and deny Jesus an innocent man to be let go. </text:span><text:span text:style-name="T11">Just because many are doing something doesn’t mean it’s right, the crowd can be led astray. </text:span><text:span text:style-name="T12">Let’s not join crowds that are against good values and principles.</text:span></text:p>
        </text:list-item>
        <text:list-item>
          <text:p text:style-name="P10">We see Pilate an official with high authority, who can determine someones death. <text:span text:style-name="T13">Leadership roles can put a leader in tight spots but the leader needs to have values. </text:span><text:span text:style-name="T14">Pilate knew Christ was innocent and didn’t want anything to do with his death at the same time he had </text:span><text:span text:style-name="T15">to</text:span><text:span text:style-name="T14"> do his job according to what the crowd wanted. </text:span><text:span text:style-name="T16">He decided to do his job but distance himself from the responsibility of killing Christ. </text:span><text:span text:style-name="T17">He also listened to his wife.</text:span></text:p>
        </text:list-item>
        <text:list-item>
          <text:p text:style-name="P11">We also see Pilates wife, she was a great advisor to her husband, from this information we have about her she did what was right. She didn’t withold her dreams from her husband but she warned him and he listened.</text:p>
        </text:list-item>
        <text:list-item>
          <text:p text:style-name="P12">In these verses Jesus was sentenced to death and the Isrealites were happy with their decisio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04:49:15.587868713</meta:creation-date>
    <dc:date>2022-02-21T08:18:08.068096523</dc:date>
    <meta:editing-duration>PT3H28M37S</meta:editing-duration>
    <meta:editing-cycles>31</meta:editing-cycles>
    <meta:generator>LibreOffice/6.4.7.2$Linux_X86_64 LibreOffice_project/40$Build-2</meta:generator>
    <meta:document-statistic meta:table-count="0" meta:image-count="0" meta:object-count="0" meta:page-count="2" meta:paragraph-count="17" meta:word-count="981" meta:character-count="5291" meta:non-whitespace-character-count="4339"/>
  </office:meta>
</office:document-meta>
</file>